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952cm"/>
      <style:paragraph-properties style:writing-mode="lr-tb"/>
    </style:style>
    <style:style style:name="gr3" style:family="graphic" style:parent-style-name="standard">
      <style:graphic-properties draw:stroke="none" draw:fill="none" fo:min-height="8.758cm"/>
      <style:paragraph-properties style:writing-mode="lr-tb"/>
    </style:style>
    <style:style style:name="gr4" style:family="graphic" style:parent-style-name="standard">
      <style:graphic-properties draw:stroke="none" draw:fill="none" fo:min-height="11.544cm"/>
      <style:paragraph-properties style:writing-mode="lr-tb"/>
    </style:style>
    <style:style style:name="gr5" style:family="graphic" style:parent-style-name="standard">
      <style:graphic-properties draw:stroke="none" draw:fill="none" fo:min-height="9.156cm"/>
      <style:paragraph-properties style:writing-mode="lr-tb"/>
    </style:style>
    <style:style style:name="gr6" style:family="graphic" style:parent-style-name="standard">
      <style:graphic-properties draw:stroke="none" draw:fill="none" fo:min-height="8.3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olang Sess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- Harsh Dusane<text:line-break/><text:line-break/>Topic : Golang Switch…Case Statement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olang - switch Statement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3" draw:layer="layout" svg:width="15.107cm" svg:height="10.202cm" svg:x="6.6cm" svg:y="4.198cm">
          <draw:text-box>
            <text:p text:style-name="P2">package main</text:p>
            <text:p text:style-name="P2"> </text:p>
            <text:p text:style-name="P2">import (</text:p>
            <text:p text:style-name="P2"><text:s text:c="8"/>"fmt"</text:p>
            <text:p text:style-name="P2"><text:s text:c="8"/>"time"</text:p>
            <text:p text:style-name="P2">)</text:p>
            <text:p text:style-name="P2"> </text:p>
            <text:p text:style-name="P2">func main() {</text:p>
            <text:p text:style-name="P2"><text:s text:c="8"/>today := time.Now()</text:p>
            <text:p text:style-name="P2"> </text:p>
            <text:p text:style-name="P2"><text:s text:c="8"/>switch today.Day() {</text:p>
            <text:p text:style-name="P2"><text:s text:c="8"/>case 5:</text:p>
            <text:p text:style-name="P2"><text:s text:c="16"/>fmt.Println("Today is 5th. Clean your house.")</text:p>
            <text:p text:style-name="P2"><text:s text:c="8"/>case 10:</text:p>
            <text:p text:style-name="P2"><text:s text:c="16"/>fmt.Println("Today is 10th. Buy some wine.")</text:p>
            <text:p text:style-name="P2"><text:s text:c="8"/>case 15:</text:p>
            <text:p text:style-name="P2"><text:s text:c="16"/>fmt.Println("Today is 15th. Visit a doctor.")</text:p>
            <text:p text:style-name="P2"><text:s text:c="8"/>case 25:</text:p>
            <text:p text:style-name="P2"><text:s text:c="16"/>fmt.Println("Today is 25th. Buy some food.")</text:p>
            <text:p text:style-name="P2"><text:s text:c="8"/>case 31:</text:p>
            <text:p text:style-name="P2"><text:s text:c="16"/>fmt.Println("Party tonight.")</text:p>
            <text:p text:style-name="P2"><text:s text:c="8"/>default:</text:p>
            <text:p text:style-name="P2"><text:s text:c="16"/>fmt.Println("No information available for that day.")</text:p>
            <text:p text:style-name="P2"><text:s text:c="8"/>}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Golang - switch multiple cases Statement</text:p>
          </draw:text-box>
        </draw:frame>
        <draw:frame presentation:style-name="pr4" draw:layer="layout" svg:width="25.199cm" svg:height="9.134cm" svg:x="1.4cm" svg:y="3.679cm" presentation:class="outline" presentation:placeholder="true" presentation:user-transformed="true">
          <draw:text-box/>
        </draw:frame>
        <draw:frame draw:style-name="gr3" draw:text-style-name="P3" draw:layer="layout" svg:width="15.107cm" svg:height="9.008cm" svg:x="6.537cm" svg:y="4.792cm">
          <draw:text-box>
            <text:p text:style-name="P2">package main</text:p>
            <text:p text:style-name="P2"> </text:p>
            <text:p text:style-name="P2">import (</text:p>
            <text:p text:style-name="P2"><text:s text:c="8"/>"fmt"</text:p>
            <text:p text:style-name="P2"><text:s text:c="8"/>"time"</text:p>
            <text:p text:style-name="P2">)</text:p>
            <text:p text:style-name="P2"> </text:p>
            <text:p text:style-name="P2">func main() {</text:p>
            <text:p text:style-name="P2"><text:s text:c="8"/>today := time.Now()</text:p>
            <text:p text:style-name="P2"><text:s text:c="8"/>var t int = today.Day()</text:p>
            <text:p text:style-name="P2"> </text:p>
            <text:p text:style-name="P2"><text:s text:c="8"/>switch t {</text:p>
            <text:p text:style-name="P2"><text:s text:c="8"/>case 5, 10, 15:</text:p>
            <text:p text:style-name="P2"><text:s text:c="16"/>fmt.Println("Clean your house.")</text:p>
            <text:p text:style-name="P2"><text:s text:c="8"/>case 25, 26, 27:</text:p>
            <text:p text:style-name="P2"><text:s text:c="16"/>fmt.Println("Buy some food.")</text:p>
            <text:p text:style-name="P2"><text:s text:c="8"/>case 31:</text:p>
            <text:p text:style-name="P2"><text:s text:c="16"/>fmt.Println("Party tonight.")</text:p>
            <text:p text:style-name="P2"><text:s text:c="8"/>default:</text:p>
            <text:p text:style-name="P2"><text:s text:c="16"/>fmt.Println("No information available for that day.")</text:p>
            <text:p text:style-name="P2"><text:s text:c="8"/>}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Golang - switch fallthrough case Statemen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3" draw:layer="layout" svg:width="15.107cm" svg:height="11.794cm" svg:x="6.537cm" svg:y="3.679cm">
          <draw:text-box>
            <text:p text:style-name="P2">package main</text:p>
            <text:p text:style-name="P2"> </text:p>
            <text:p text:style-name="P2">import (</text:p>
            <text:p text:style-name="P2"><text:s text:c="8"/>"fmt"</text:p>
            <text:p text:style-name="P2"><text:s text:c="8"/>"time"</text:p>
            <text:p text:style-name="P2">)</text:p>
            <text:p text:style-name="P2"> </text:p>
            <text:p text:style-name="P2">func main() {</text:p>
            <text:p text:style-name="P2"><text:s text:c="8"/>today := time.Now()</text:p>
            <text:p text:style-name="P2"> </text:p>
            <text:p text:style-name="P2"><text:s text:c="8"/>switch today.Day() {</text:p>
            <text:p text:style-name="P2"><text:s text:c="8"/>case 5:</text:p>
            <text:p text:style-name="P2"><text:s text:c="16"/>fmt.Println("Clean your house.")</text:p>
            <text:p text:style-name="P2"><text:s text:c="16"/>fallthrough</text:p>
            <text:p text:style-name="P2"><text:s text:c="8"/>case 10:</text:p>
            <text:p text:style-name="P2"><text:s text:c="16"/>fmt.Println("Buy some wine.")</text:p>
            <text:p text:style-name="P2"><text:s text:c="16"/>fallthrough</text:p>
            <text:p text:style-name="P2"><text:s text:c="8"/>case 15:</text:p>
            <text:p text:style-name="P2"><text:s text:c="16"/>fmt.Println("Visit a doctor.")</text:p>
            <text:p text:style-name="P2"><text:s text:c="16"/>fallthrough</text:p>
            <text:p text:style-name="P2"><text:s text:c="8"/>case 25:</text:p>
            <text:p text:style-name="P2"><text:s text:c="16"/>fmt.Println("Buy some food.")</text:p>
            <text:p text:style-name="P2"><text:s text:c="16"/>fallthrough</text:p>
            <text:p text:style-name="P2"><text:s text:c="8"/>case 31:</text:p>
            <text:p text:style-name="P2"><text:s text:c="16"/>fmt.Println("Party tonight.")</text:p>
            <text:p text:style-name="P2"><text:s text:c="8"/>default:</text:p>
            <text:p text:style-name="P2"><text:s text:c="16"/>fmt.Println("No information available for that day.")</text:p>
            <text:p text:style-name="P2"><text:s text:c="8"/>}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Golang - switch conditional cases Statemen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5" draw:text-style-name="P3" draw:layer="layout" svg:width="15.107cm" svg:height="9.406cm" svg:x="6.537cm" svg:y="4.2cm">
          <draw:text-box>
            <text:p text:style-name="P2">package main</text:p>
            <text:p text:style-name="P2"> </text:p>
            <text:p text:style-name="P2">import (</text:p>
            <text:p text:style-name="P2"><text:s text:c="8"/>"fmt"</text:p>
            <text:p text:style-name="P2"><text:s text:c="8"/>"time"</text:p>
            <text:p text:style-name="P2">)</text:p>
            <text:p text:style-name="P2"> </text:p>
            <text:p text:style-name="P2">func main() {</text:p>
            <text:p text:style-name="P2"><text:s text:c="8"/>today := time.Now()</text:p>
            <text:p text:style-name="P2"> </text:p>
            <text:p text:style-name="P2"><text:s text:c="8"/>switch {</text:p>
            <text:p text:style-name="P2"><text:s text:c="8"/>case today.Day() &lt; 5:</text:p>
            <text:p text:style-name="P2"><text:s text:c="16"/>fmt.Println("Clean your house.")</text:p>
            <text:p text:style-name="P2"><text:s text:c="8"/>case today.Day() &lt;= 10:</text:p>
            <text:p text:style-name="P2"><text:s text:c="16"/>fmt.Println("Buy some wine.")</text:p>
            <text:p text:style-name="P2"><text:s text:c="8"/>case today.Day() &gt; 15:</text:p>
            <text:p text:style-name="P2"><text:s text:c="16"/>fmt.Println("Visit a doctor.")</text:p>
            <text:p text:style-name="P2"><text:s text:c="8"/>case today.Day() == 25:</text:p>
            <text:p text:style-name="P2"><text:s text:c="16"/>fmt.Println("Buy some food.")</text:p>
            <text:p text:style-name="P2"><text:s text:c="8"/>default:</text:p>
            <text:p text:style-name="P2"><text:s text:c="16"/>fmt.Println("No information available for that day.")</text:p>
            <text:p text:style-name="P2"><text:s text:c="8"/>}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olang - switch initializer Statemen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6" draw:text-style-name="P3" draw:layer="layout" svg:width="15.107cm" svg:height="8.61cm" svg:x="6.537cm" svg:y="4.4cm">
          <draw:text-box>
            <text:p text:style-name="P2">package main</text:p>
            <text:p text:style-name="P2"> </text:p>
            <text:p text:style-name="P2">import (</text:p>
            <text:p text:style-name="P2"><text:s text:c="8"/>"fmt"</text:p>
            <text:p text:style-name="P2"><text:s text:c="8"/>"time"</text:p>
            <text:p text:style-name="P2">)</text:p>
            <text:p text:style-name="P2"> </text:p>
            <text:p text:style-name="P2">func main() {</text:p>
            <text:p text:style-name="P2"><text:s text:c="8"/>switch today := time.Now(); {</text:p>
            <text:p text:style-name="P2"><text:s text:c="8"/>case today.Day() &lt; 5:</text:p>
            <text:p text:style-name="P2"><text:s text:c="16"/>fmt.Println("Clean your house.")</text:p>
            <text:p text:style-name="P2"><text:s text:c="8"/>case today.Day() &lt;= 10:</text:p>
            <text:p text:style-name="P2"><text:s text:c="16"/>fmt.Println("Buy some wine.")</text:p>
            <text:p text:style-name="P2"><text:s text:c="8"/>case today.Day() &gt; 15:</text:p>
            <text:p text:style-name="P2"><text:s text:c="16"/>fmt.Println("Visit a doctor.")</text:p>
            <text:p text:style-name="P2"><text:s text:c="8"/>case today.Day() == 25:</text:p>
            <text:p text:style-name="P2"><text:s text:c="16"/>fmt.Println("Buy some food.")</text:p>
            <text:p text:style-name="P2"><text:s text:c="8"/>default:</text:p>
            <text:p text:style-name="P2"><text:s text:c="16"/>fmt.Println("No information available for that day.")</text:p>
            <text:p text:style-name="P2"><text:s text:c="8"/>}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11:58:33.307628506</meta:creation-date>
    <dc:date>2021-02-03T12:02:23.712463218</dc:date>
    <meta:editing-duration>PT13S</meta:editing-duration>
    <meta:editing-cycles>1</meta:editing-cycles>
    <meta:document-statistic meta:object-count="50"/>
    <meta:generator>LibreOffice/6.4.6.2$Linux_X86_64 LibreOffice_project/40$Build-2</meta:generator>
  </office:meta>
</office:document-meta>
</file>